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secaseException.UsecaseException( String message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caseException.Usecase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caseException.UsecaseException(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caseException.Usecase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